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4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5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8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3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899475394864238141" text:style-name="WWNum6">
        <text:list-item>
          <text:p text:style-name="P15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4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4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2235463818604719641" text:style-name="WWNum7">
        <text:list-item>
          <text:p text:style-name="P16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Element</text:p>
          </table:table-cell>
          <table:table-cell table:style-name="Table3.A1" office:value-type="string">
            <text:p text:style-name="P13">Display (inline or block)</text:p>
          </table:table-cell>
          <table:table-cell table:style-name="Table3.A1" office:value-type="string">
            <text:p text:style-name="P13">Test Code</text:p>
          </table:table-cell>
        </table:table-row>
        <table:table-row table:style-name="Table3.1">
          <table:table-cell table:style-name="Table3.A2" office:value-type="string">
            <text:list xml:id="list8427923299350307162" text:style-name="WWNum8">
              <text:list-item>
                <text:p text:style-name="P18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strong style=”background-color:red”&gt;Black&lt;/strong&gt;</text:p>
          </table:table-cell>
        </table:table-row>
        <table:table-row table:style-name="Table3.1">
          <table:table-cell table:style-name="Table3.A2" office:value-type="string">
            <text:list xml:id="list39550489" text:continue-numbering="true" text:style-name="WWNum8">
              <text:list-item>
                <text:p text:style-name="P18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div&gt;</text:p>
            <text:p text:style-name="P3"><text:tab/>&lt;input type="text" name="username"&gt;</text:p>
            <text:p text:style-name="P3"><text:tab/>&lt;input style="background-color: blue"type="password" name="you"&gt;</text:p>
            <text:p text:style-name="P3">&lt;/div&gt;</text:p>
          </table:table-cell>
        </table:table-row>
        <table:table-row table:style-name="Table3.1">
          <table:table-cell table:style-name="Table3.A2" office:value-type="string">
            <text:list xml:id="list39542392" text:continue-numbering="true" text:style-name="WWNum8">
              <text:list-item>
                <text:p text:style-name="P18">h1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1 style="background: violet;"&gt;Colombia&lt;/h1&gt;</text:p>
          </table:table-cell>
        </table:table-row>
        <table:table-row table:style-name="Table3.1">
          <table:table-cell table:style-name="Table3.A2" office:value-type="string">
            <text:list xml:id="list39551862" text:continue-numbering="true" text:style-name="WWNum8">
              <text:list-item>
                <text:p text:style-name="P18">s</text:p>
              </text:list-item>
            </text:list>
          </table:table-cell>
          <table:table-cell table:style-name="Table3.A2" office:value-type="string">
            <text:p text:style-name="P3">Inline </text:p>
          </table:table-cell>
          <table:table-cell table:style-name="Table3.A2" office:value-type="string">
            <text:p text:style-name="P3">&lt;p&gt;Wubba &lt;s style="border: 1px solid black;"&gt;luba&lt;/s&gt; dub dub&lt;/p&gt;</text:p>
          </table:table-cell>
        </table:table-row>
        <table:table-row table:style-name="Table3.1">
          <table:table-cell table:style-name="Table3.A2" office:value-type="string">
            <text:list xml:id="list39558428" text:continue-numbering="true" text:style-name="WWNum8">
              <text:list-item>
                <text:p text:style-name="P18">form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form style="border: 5px dashed blue"&gt;</text:p>
            <text:p text:style-name="P3"><text:tab/>&lt;input type="text" name=""&gt;</text:p>
            <text:p text:style-name="P3"><text:tab/>&lt;input type="password" name=""&gt;</text:p>
            <text:p text:style-name="P3"><text:tab/>&lt;input type="button" name="" value="submit"&gt;</text:p>
            <text:p text:style-name="P3"><text:tab/>&lt;/form&gt;</text:p>
          </table:table-cell>
        </table:table-row>
        <text:soft-page-break/>
        <table:table-row table:style-name="Table3.1">
          <table:table-cell table:style-name="Table3.A2" office:value-type="string">
            <text:list xml:id="list39544181" text:continue-numbering="true" text:style-name="WWNum8">
              <text:list-item>
                <text:p text:style-name="P18">blockquote</text:p>
              </text:list-item>
            </text:list>
          </table:table-cell>
          <table:table-cell table:style-name="Table3.A2" office:value-type="string">
            <text:p text:style-name="P3">Block</text:p>
          </table:table-cell>
          <table:table-cell table:style-name="Table3.A2" office:value-type="string">
            <text:p text:style-name="P3">&lt;blockquote style="background-color: lime;"&gt;</text:p>
            <text:p text:style-name="P3"><text:tab/><text:tab/>Lorem ipsum dolor sit amet, consectetur adipisicing elit, sed do eiusmod</text:p>
            <text:p text:style-name="P3"><text:tab/><text:tab/>tempor incididunt ut labore et dolore magna aliqua.</text:p>
            <text:p text:style-name="P3"><text:tab/>&lt;/blockquote&gt;</text:p>
          </table:table-cell>
        </table:table-row>
        <table:table-row table:style-name="Table3.1">
          <table:table-cell table:style-name="Table3.A2" office:value-type="string">
            <text:list xml:id="list39550717" text:continue-numbering="true" text:style-name="WWNum8">
              <text:list-item>
                <text:p text:style-name="P18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3">&lt;p&gt;CSS specifications are maintained by &lt;abbr title="World Wide Web Consortium" style="background-color: indigo;"&gt;W3C&lt;/abbr&gt;&lt;/p&gt;</text:p>
          </table:table-cell>
        </table:table-row>
        <table:table-row table:style-name="Table3.1">
          <table:table-cell table:style-name="Table3.A2" office:value-type="string">
            <text:list xml:id="list39551840" text:continue-numbering="true" text:style-name="WWNum8">
              <text:list-item>
                <text:p text:style-name="P18">h4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h4 style="background-color: crimson;"&gt;CSS is awesome...&lt;/h4&gt;</text:p>
          </table:table-cell>
        </table:table-row>
        <table:table-row table:style-name="Table3.1">
          <table:table-cell table:style-name="Table3.A2" office:value-type="string">
            <text:list xml:id="list39569732" text:continue-numbering="true" text:style-name="WWNum8">
              <text:list-item>
                <text:p text:style-name="P18">nav</text:p>
              </text:list-item>
            </text:list>
          </table:table-cell>
          <table:table-cell table:style-name="Table3.A2" office:value-type="string">
            <text:p text:style-name="P3">Block </text:p>
          </table:table-cell>
          <table:table-cell table:style-name="Table3.A2" office:value-type="string">
            <text:p text:style-name="P3">&lt;nav style="background-color: lime;"&gt;</text:p>
            <text:p text:style-name="P3"><text:tab/>&lt;li&gt;HTML&lt;/li&gt;</text:p>
            <text:p text:style-name="P3"><text:tab/>&lt;li&gt;CSS&lt;/li&gt;</text:p>
            <text:p text:style-name="P3"><text:tab/>&lt;li&gt;JavaScript&lt;/li&gt;</text:p>
            <text:p text:style-name="P3"><text:tab/>&lt;li&gt;PHP&lt;/li&gt;</text:p>
            <text:p text:style-name="P3">&lt;/nav&gt;</text:p>
          </table:table-cell>
        </table:table-row>
      </table:table>
      <text:p text:style-name="P1"/>
      <text:list xml:id="list39546038" text:continue-list="list2235463818604719641" text:style-name="WWNum7">
        <text:list-item>
          <text:p text:style-name="P16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Element</text:p>
          </table:table-cell>
          <table:table-cell table:style-name="Table4.A1" office:value-type="string">
            <text:p text:style-name="P13">Display (inline or block)</text:p>
          </table:table-cell>
          <table:table-cell table:style-name="Table4.A1" office:value-type="string">
            <text:p text:style-name="P13">Test Code</text:p>
          </table:table-cell>
        </table:table-row>
        <table:table-row table:style-name="Table4.1">
          <table:table-cell table:style-name="Table4.A1" office:value-type="string">
            <text:list xml:id="list6625288036123152755" text:style-name="WWNum1">
              <text:list-item>
                <text:p text:style-name="P19">h2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h2&gt;Good Music&lt;/h2&gt;</text:p>
            <text:p text:style-name="P4">&lt;h2&gt;Good Food&lt;/h2&gt;</text:p>
          </table:table-cell>
        </table:table-row>
        <table:table-row table:style-name="Table4.1">
          <table:table-cell table:style-name="Table4.A1" office:value-type="string">
            <text:list xml:id="list39557235" text:continue-numbering="true" text:style-name="WWNum1">
              <text:list-item>
                <text:p text:style-name="P19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 style=”width: 50%;”&gt;Lorem ipsum dolor sit amet, &lt;em&gt;consectetur &lt;/em&gt;, sed do eiusmod</text:p>
            <text:p text:style-name="P4"><text:tab/>tempor.&lt;/p&gt;</text:p>
          </table:table-cell>
        </table:table-row>
        <table:table-row table:style-name="Table4.1">
          <table:table-cell table:style-name="Table4.A1" office:value-type="string">
            <text:list xml:id="list39563950" text:continue-numbering="true" text:style-name="WWNum1">
              <text:list-item>
                <text:p text:style-name="P19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 style="width: 50%; margin: 0 auto;"&gt;I like &lt;ins&gt;Spaghetti&lt;/ins&gt; Burger&lt;/p&gt;</text:p>
          </table:table-cell>
        </table:table-row>
        <table:table-row table:style-name="Table4.1">
          <table:table-cell table:style-name="Table4.A1" office:value-type="string">
            <text:list xml:id="list39562386" text:continue-numbering="true" text:style-name="WWNum1">
              <text:list-item>
                <text:p text:style-name="P19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p&gt;He is 4&lt;sup&gt;th&lt;/sup&gt; in the race.&lt;/p&gt;</text:p>
          </table:table-cell>
        </table:table-row>
        <table:table-row table:style-name="Table4.1">
          <table:table-cell table:style-name="Table4.A1" office:value-type="string">
            <text:list xml:id="list39567958" text:continue-numbering="true" text:style-name="WWNum1">
              <text:list-item>
                <text:p text:style-name="P19">li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12">&lt;ul&gt;</text:p>
            <text:p text:style-name="P12"><text:tab/>&lt;li&gt;Pepper&lt;/li&gt;</text:p>
            <text:p text:style-name="P12"><text:tab/>&lt;li&gt;Salt&lt;/li&gt;</text:p>
            <text:p text:style-name="P12"><text:tab/>&lt;li&gt;Oil&lt;/li&gt;</text:p>
            <text:p text:style-name="P12"><text:tab/>&lt;li&gt;Garlic&lt;/li&gt;</text:p>
            <text:p text:style-name="P12">&lt;/ul&gt;</text:p>
          </table:table-cell>
        </table:table-row>
        <table:table-row table:style-name="Table4.1">
          <table:table-cell table:style-name="Table4.A1" office:value-type="string">
            <text:list xml:id="list39558958" text:continue-numbering="true" text:style-name="WWNum1">
              <text:list-item>
                <text:p text:style-name="P19">dl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12">&lt;dl&gt;</text:p>
            <text:p text:style-name="P12"><text:tab/>&lt;dd&gt;HTML&lt;/dd&gt;</text:p>
            <text:p text:style-name="P12"><text:tab/>&lt;dt&gt;Web structure&lt;/dt&gt;</text:p>
            <text:p text:style-name="P12"><text:tab/>&lt;dd&gt;CSS&lt;/dd&gt;</text:p>
            <text:p text:style-name="P12"><text:tab/>&lt;dt&gt;Styling the web&lt;/dt&gt;</text:p>
            <text:p text:style-name="P12">&lt;/dl&gt;</text:p>
          </table:table-cell>
        </table:table-row>
        <text:soft-page-break/>
        <table:table-row table:style-name="Table4.1">
          <table:table-cell table:style-name="Table4.A1" office:value-type="string">
            <text:list xml:id="list39548146" text:continue-numbering="true" text:style-name="WWNum1">
              <text:list-item>
                <text:p text:style-name="P19">input (email)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4">&lt;input type="email" name=""&gt;</text:p>
          </table:table-cell>
        </table:table-row>
        <table:table-row table:style-name="Table4.1">
          <table:table-cell table:style-name="Table4.A1" office:value-type="string">
            <text:list xml:id="list39557818" text:continue-numbering="true" text:style-name="WWNum1">
              <text:list-item>
                <text:p text:style-name="P19">select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12">&lt;select&gt;</text:p>
            <text:p text:style-name="P12"><text:s text:c="4"/>&lt;option&gt;BMW&lt;/option&gt;</text:p>
            <text:p text:style-name="P12"><text:s text:c="4"/>&lt;option&gt;Audi&lt;/option&gt;</text:p>
            <text:p text:style-name="P12"><text:s text:c="4"/>&lt;option&gt;Ferrari&lt;/option&gt;</text:p>
            <text:p text:style-name="P12"><text:s text:c="4"/>&lt;option&gt;Tesla&lt;/option&gt;</text:p>
            <text:p text:style-name="P12">&lt;/select&gt;</text:p>
          </table:table-cell>
        </table:table-row>
        <table:table-row table:style-name="Table4.1">
          <table:table-cell table:style-name="Table4.A1" office:value-type="string">
            <text:list xml:id="list39563358" text:continue-numbering="true" text:style-name="WWNum1">
              <text:list-item>
                <text:p text:style-name="P19">footer</text:p>
              </text:list-item>
            </text:list>
          </table:table-cell>
          <table:table-cell table:style-name="Table4.A1" office:value-type="string">
            <text:p text:style-name="P4">Block </text:p>
          </table:table-cell>
          <table:table-cell table:style-name="Table4.A1" office:value-type="string">
            <text:p text:style-name="P12">&lt;footer&gt;</text:p>
            <text:p text:style-name="P12">Lorem ipsum dolor sit amet, consectetur adipisicing elit, sed do eiusmod tempor incididunt ut labore et dolore magna aliqua.</text:p>
            <text:p text:style-name="P12">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9560685" text:continue-list="list39546038" text:style-name="WWNum7">
        <text:list-item>
          <text:p text:style-name="P16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lement</text:p>
          </table:table-cell>
          <table:table-cell table:style-name="Table5.A1" office:value-type="string">
            <text:p text:style-name="P13">Display (inline or block)</text:p>
          </table:table-cell>
          <table:table-cell table:style-name="Table5.A1" office:value-type="string">
            <text:p text:style-name="P13">Test Code</text:p>
          </table:table-cell>
        </table:table-row>
        <table:table-row table:style-name="Table5.1">
          <table:table-cell table:style-name="Table5.A1" office:value-type="string">
            <text:list xml:id="list6211335062390793764" text:style-name="WWNum2">
              <text:list-item>
                <text:p text:style-name="P20">header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12">&lt;header style="height: 300px; background-color: red;"&gt;</text:p>
            <text:p text:style-name="P12"><text:tab/>CSS Cheat Sheet</text:p>
            <text:p text:style-name="P12"><text:tab/>&lt;i&gt;ICON&lt;/i&gt;</text:p>
            <text:p text:style-name="P12">&lt;/header&gt;</text:p>
          </table:table-cell>
        </table:table-row>
        <table:table-row table:style-name="Table5.1">
          <table:table-cell table:style-name="Table5.A1" office:value-type="string">
            <text:list xml:id="list39550845" text:continue-numbering="true" text:style-name="WWNum2">
              <text:list-item>
                <text:p text:style-name="P20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2">&lt;p&gt;Lorem ipsum dolor sit amet, &lt;span style="height: 200%;"&gt;consectetur adipisicing elit&lt;/span&gt;, sed do eiusmodb tempor incididunt ut labore et dolore magna aliqua. &lt;/p&gt;</text:p>
          </table:table-cell>
        </table:table-row>
        <table:table-row table:style-name="Table5.1">
          <table:table-cell table:style-name="Table5.A1" office:value-type="string">
            <text:list xml:id="list39545606" text:continue-numbering="true" text:style-name="WWNum2">
              <text:list-item>
                <text:p text:style-name="P20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2">&lt;a href="#" style="height: 100px;"&gt;Google Search&lt;/a&gt;</text:p>
          </table:table-cell>
        </table:table-row>
        <table:table-row table:style-name="Table5.1">
          <table:table-cell table:style-name="Table5.A1" office:value-type="string">
            <text:list xml:id="list39553774" text:continue-numbering="true" text:style-name="WWNum2">
              <text:list-item>
                <text:p text:style-name="P20">button</text:p>
              </text:list-item>
            </text:list>
          </table:table-cell>
          <table:table-cell table:style-name="Table5.A1" office:value-type="string">
            <text:p text:style-name="P4">Block </text:p>
          </table:table-cell>
          <table:table-cell table:style-name="Table5.A1" office:value-type="string">
            <text:p text:style-name="P12">&lt;button style="height: 100px;"&gt;Save&lt;/button&gt;</text:p>
          </table:table-cell>
        </table:table-row>
        <table:table-row table:style-name="Table5.1">
          <table:table-cell table:style-name="Table5.A1" office:value-type="string">
            <text:list xml:id="list39543321" text:continue-numbering="true" text:style-name="WWNum2">
              <text:list-item>
                <text:p text:style-name="P20">img</text:p>
              </text:list-item>
            </text:list>
          </table:table-cell>
          <table:table-cell table:style-name="Table5.A1" office:value-type="string">
            <text:p text:style-name="P4">Inline </text:p>
          </table:table-cell>
          <table:table-cell table:style-name="Table5.A1" office:value-type="string">
            <text:p text:style-name="P12">&lt;img src="../img/android_logo.jpg" style="height: 500px;"&gt;</text:p>
          </table:table-cell>
        </table:table-row>
        <table:table-row table:style-name="Table5.1">
          <table:table-cell table:style-name="Table5.A1" office:value-type="string">
            <text:list xml:id="list39541924" text:continue-numbering="true" text:style-name="WWNum2">
              <text:list-item>
                <text:p text:style-name="P20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2">&lt;input type="checkbox" name="" style="height: 200px;"&gt;PH</text:p>
            <text:p text:style-name="P12">&lt;input type="checkbox" name="" style="height: 200px;"&gt;US</text:p>
            <text:p text:style-name="P12">&lt;input type="checkbox" name="" style="height: 200px;"&gt;JP</text:p>
            <text:p text:style-name="P12">&lt;input type="checkbox" name="" style="height: 200px;"&gt;AUS</text:p>
          </table:table-cell>
        </table:table-row>
        <table:table-row table:style-name="Table5.1">
          <table:table-cell table:style-name="Table5.A1" office:value-type="string">
            <text:list xml:id="list39567054" text:continue-numbering="true" text:style-name="WWNum2">
              <text:list-item>
                <text:p text:style-name="P20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2">&lt;p style="height: 100px; border: 1px solid black;"&gt;Binary Search is O(log&lt;sub style="height: <text:soft-page-break/>100px; border: 1px solid black;"&gt;2&lt;/sub&gt;n)&lt;/p&gt;</text:p>
          </table:table-cell>
        </table:table-row>
        <table:table-row table:style-name="Table5.1">
          <table:table-cell table:style-name="Table5.A1" office:value-type="string">
            <text:list xml:id="list39546138" text:continue-numbering="true" text:style-name="WWNum2">
              <text:list-item>
                <text:p text:style-name="P20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2"/>
          </table:table-cell>
        </table:table-row>
      </table:table>
      <text:p text:style-name="P1"/>
      <text:p text:style-name="P1"/>
      <text:list xml:id="list39568715" text:continue-list="list39560685" text:style-name="WWNum7">
        <text:list-item>
          <text:p text:style-name="P16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Element</text:p>
          </table:table-cell>
          <table:table-cell table:style-name="Table6.A1" office:value-type="string">
            <text:p text:style-name="P13">Display (inline or block)</text:p>
          </table:table-cell>
          <table:table-cell table:style-name="Table6.A1" office:value-type="string">
            <text:p text:style-name="P13">Test Code</text:p>
          </table:table-cell>
        </table:table-row>
        <table:table-row table:style-name="Table6.1">
          <table:table-cell table:style-name="Table6.A1" office:value-type="string">
            <text:list xml:id="list5937733813306670478" text:style-name="WWNum3">
              <text:list-item>
                <text:p text:style-name="P21">h5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63055" text:continue-numbering="true" text:style-name="WWNum3">
              <text:list-item>
                <text:p text:style-name="P21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52783" text:continue-numbering="true" text:style-name="WWNum3">
              <text:list-item>
                <text:p text:style-name="P21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65306" text:continue-numbering="true" text:style-name="WWNum3">
              <text:list-item>
                <text:p text:style-name="P21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38705" text:continue-numbering="true" text:style-name="WWNum3">
              <text:list-item>
                <text:p text:style-name="P21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37162" text:continue-numbering="true" text:style-name="WWNum3">
              <text:list-item>
                <text:p text:style-name="P21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54390" text:continue-numbering="true" text:style-name="WWNum3">
              <text:list-item>
                <text:p text:style-name="P21">h3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list xml:id="list39553017" text:continue-numbering="true" text:style-name="WWNum3">
              <text:list-item>
                <text:p text:style-name="P21">smal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2"/>
          </table:table-cell>
        </table:table-row>
      </table:table>
      <text:p text:style-name="P1"/>
      <text:p text:style-name="P6"/>
      <text:list xml:id="list39551466" text:continue-list="list39568715" text:style-name="WWNum7">
        <text:list-item>
          <text:p text:style-name="P16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Element</text:p>
          </table:table-cell>
          <table:table-cell table:style-name="Table7.A1" office:value-type="string">
            <text:p text:style-name="P13">Display (inline or block)</text:p>
          </table:table-cell>
          <table:table-cell table:style-name="Table7.A1" office:value-type="string">
            <text:p text:style-name="P13">Test Code</text:p>
          </table:table-cell>
        </table:table-row>
        <table:table-row table:style-name="Table7.1">
          <table:table-cell table:style-name="Table7.A1" office:value-type="string">
            <text:list xml:id="list6614536591510315243" text:style-name="WWNum4">
              <text:list-item>
                <text:p text:style-name="P22">h6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46937" text:continue-numbering="true" text:style-name="WWNum4">
              <text:list-item>
                <text:p text:style-name="P22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51963" text:continue-numbering="true" text:style-name="WWNum4">
              <text:list-item>
                <text:p text:style-name="P22">hr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56213" text:continue-numbering="true" text:style-name="WWNum4">
              <text:list-item>
                <text:p text:style-name="P22">p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53686" text:continue-numbering="true" text:style-name="WWNum4">
              <text:list-item>
                <text:p text:style-name="P22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38962" text:continue-numbering="true" text:style-name="WWNum4">
              <text:list-item>
                <text:p text:style-name="P22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43025" text:continue-numbering="true" text:style-name="WWNum4">
              <text:list-item>
                <text:p text:style-name="P22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9562633" text:continue-numbering="true" text:style-name="WWNum4">
              <text:list-item>
                <text:p text:style-name="P22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6"/>
      <text:list xml:id="list39559316" text:continue-list="list39551466" text:style-name="WWNum7">
        <text:list-item>
          <text:p text:style-name="P16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Element</text:p>
          </table:table-cell>
          <table:table-cell table:style-name="Table8.A1" office:value-type="string">
            <text:p text:style-name="P13">Display (inline or block)</text:p>
          </table:table-cell>
          <table:table-cell table:style-name="Table8.A1" office:value-type="string">
            <text:p text:style-name="P13">Test Code</text:p>
          </table:table-cell>
        </table:table-row>
        <table:table-row table:style-name="Table8.1">
          <table:table-cell table:style-name="Table8.A2" office:value-type="string">
            <text:list xml:id="list3287470869772050036" text:style-name="WWNum5">
              <text:list-item>
                <text:p text:style-name="P23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56269" text:continue-numbering="true" text:style-name="WWNum5">
              <text:list-item>
                <text:p text:style-name="P23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53444" text:continue-numbering="true" text:style-name="WWNum5">
              <text:list-item>
                <text:p text:style-name="P23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37701" text:continue-numbering="true" text:style-name="WWNum5">
              <text:list-item>
                <text:p text:style-name="P23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59396" text:continue-numbering="true" text:style-name="WWNum5">
              <text:list-item>
                <text:p text:style-name="P23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54199" text:continue-numbering="true" text:style-name="WWNum5">
              <text:list-item>
                <text:p text:style-name="P23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54973" text:continue-numbering="true" text:style-name="WWNum5">
              <text:list-item>
                <text:p text:style-name="P23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44929" text:continue-numbering="true" text:style-name="WWNum5">
              <text:list-item>
                <text:p text:style-name="P23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9541775" text:continue-numbering="true" text:style-name="WWNum5">
              <text:list-item>
                <text:p text:style-name="P23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9:36:58.80</dc:date>
    <meta:generator>OpenOffice/4.1.2$Win32 OpenOffice.org_project/412m3$Build-9782</meta:generator>
    <meta:editing-duration>PT1H54M37S</meta:editing-duration>
    <meta:editing-cycles>3</meta:editing-cycles>
    <meta:document-statistic meta:table-count="8" meta:image-count="0" meta:object-count="0" meta:page-count="4" meta:paragraph-count="185" meta:word-count="586" meta:character-count="4164"/>
  </office:meta>
</office:document-meta>
</file>